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Pictures/10000201000002CE00000166CB599C0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Japanese Medium" svg:font-family="'Noto Sans Japanese Medium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cm"/>
    </style:style>
    <style:style style:name="gr2" style:family="graphic" style:parent-style-name="standard">
      <style:graphic-properties draw:fill-color="#993366" draw:textarea-horizontal-align="justify" draw:textarea-vertical-align="middle" draw:auto-grow-height="false" fo:min-height="0.75cm" fo:min-width="1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solid" svg:stroke-width="0.05cm" svg:stroke-color="#000000" draw:marker-start-width="0.455cm" draw:marker-end-width="0.455cm" draw:fill="none" draw:fill-color="#ffffff" fo:min-height="1.75cm" fo:padding-top="0.15cm" fo:padding-bottom="0.15cm" fo:padding-left="0.275cm" fo:padding-right="0.275cm"/>
    </style:style>
    <style:style style:name="gr5" style:family="graphic" style:parent-style-name="standard">
      <style:graphic-properties draw:fill-color="#993366" draw:textarea-horizontal-align="justify" draw:textarea-vertical-align="middle" draw:auto-grow-height="false" fo:min-height="0.75cm" fo:min-width="1cm"/>
    </style:style>
    <style:style style:name="gr6" style:family="graphic" style:parent-style-name="standard">
      <style:graphic-properties draw:fill-color="#ccff00" draw:textarea-horizontal-align="justify" draw:textarea-vertical-align="middle" draw:auto-grow-height="false" fo:min-height="0.75cm" fo:min-width="1cm"/>
    </style:style>
    <style:style style:name="gr7" style:family="graphic" style:parent-style-name="standard">
      <style:graphic-properties draw:fill-color="#ccff00" draw:textarea-horizontal-align="justify" draw:textarea-vertical-align="middle" draw:auto-grow-height="false" fo:min-height="0.75cm" fo:min-width="1cm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 fo:min-height="0.75cm" fo:min-width="1cm"/>
    </style:style>
    <style:style style:name="gr9" style:family="graphic" style:parent-style-name="standard">
      <style:graphic-properties draw:fill-color="#9999ff" draw:textarea-horizontal-align="justify" draw:textarea-vertical-align="middle" draw:auto-grow-height="false" fo:min-height="0.75cm" fo:min-width="1cm"/>
    </style:style>
    <style:style style:name="gr10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99336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cff00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T1" style:family="text">
      <style:text-properties fo:font-size="18pt" style:font-name-asian="Noto Sans Japanese Medium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2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4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5.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cm" svg:x="7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8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10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11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13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14.5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16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cm" svg:x="17.5cm" svg:y="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2cm" svg:x2="20cm" svg:y2="2cm">
          <text:p/>
        </draw:line>
        <draw:line draw:style-name="gr3" draw:text-style-name="P3" draw:layer="layout" svg:x1="7.7cm" svg:y1="3cm" svg:x2="7.7cm" svg:y2="2cm">
          <text:p/>
        </draw:line>
        <draw:frame draw:style-name="gr4" draw:text-style-name="P4" draw:layer="layout" svg:width="13.5cm" svg:height="2.097cm" svg:x="5cm" svg:y="3cm">
          <draw:text-box>
            <text:p>Black/Silent/Scenechange Frame<text:span text:style-name="T1">の発見！→</text:span><text:span text:style-name="T1">block</text:span><text:span text:style-name="T1">に分割</text:span></text:p>
          </draw:text-box>
        </draw:frame>
        <draw:custom-shape draw:style-name="gr2" draw:text-style-name="P2" draw:layer="layout" svg:width="1.5cm" svg:height="1cm" svg:x="1cm" svg:y="6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cm" svg:x="2.5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cm" svg:x="4cm" svg:y="6.7cm">
          <text:p text:style-name="P1">b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cm" svg:height="1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5cm" svg:height="1cm" svg:x="7cm" svg:y="6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1cm" svg:x="8.5cm" svg:y="6.7cm">
          <text:p text:style-name="P1">b1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1cm" svg:x="10cm" svg:y="6.7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cm" svg:x="11.5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cm" svg:x="13cm" svg:y="6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cm" svg:height="1cm" svg:x="14.5cm" svg:y="6.7cm">
          <text:p text:style-name="P1">b3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cm" svg:x="16cm" svg:y="6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5cm" svg:height="1cm" svg:x="17.5cm" svg:y="6.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7.7cm" svg:x2="20cm" svg:y2="7.7cm">
          <text:p/>
        </draw:line>
        <draw:frame draw:style-name="gr4" draw:text-style-name="P4" draw:layer="layout" svg:width="13.5cm" svg:height="2.05cm" svg:x="2cm" svg:y="8.403cm">
          <draw:text-box>
            <text:p>継続時間やロゴの有無※に応じてブロックを結合し、CM/本編に分割</text:p>
          </draw:text-box>
        </draw:frame>
        <draw:frame draw:style-name="gr10" draw:text-style-name="P1" draw:layer="layout" svg:width="19.001cm" svg:height="9.479cm" svg:x="0.999cm" svg:y="14.546cm">
          <draw:image xlink:href="Pictures/10000201000002CE00000166CB599C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oto Sans Japanese Medium" svg:font-family="'Noto Sans Japanese Medium'" style:font-adornments="標準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5M52S</meta:editing-duration>
    <meta:editing-cycles>3</meta:editing-cycles>
    <meta:generator>LibreOffice/5.0.1.2$Windows_x86 LibreOffice_project/81898c9f5c0d43f3473ba111d7b351050be20261</meta:generator>
    <dc:date>2015-10-19T21:03:18.491000000</dc:date>
    <meta:document-statistic meta:object-count="30"/>
  </office:meta>
</office:document-meta>
</file>